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54e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a xlink:type="simple" xlink:href="https://CODERPROG.COM/MASTER-PRACTICAL-JAVA-DEVELOPMENT/1de" text:style-name="Internet_20_link" text:visited-style-name="Visited_20_Internet_20_Link"><text:span text:style-name="T5">1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1T16:35:10.531798299</dc:date>
    <meta:editing-duration>PT38M2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5" meta:non-whitespace-character-count="535"/>
  </office:meta>
</office:document-meta>
</file>